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0209in"/>
    </style:style>
    <style:style style:name="co4" style:family="table-column">
      <style:table-column-properties fo:break-before="auto" style:column-width="2.144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22">
      <style:table-cell-properties fo:border-bottom="0.06pt solid #000000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 style:data-style-name="N122">
      <style:table-cell-properties fo:border-bottom="none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1">
      <style:table-cell-properties fo:background-color="#bfbfb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 style:data-style-name="N122">
      <style:table-cell-properties fo:border="0.06pt solid #000000"/>
    </style:style>
    <style:style style:name="ce9" style:family="table-cell" style:parent-style-name="Default" style:data-style-name="N11">
      <style:table-cell-properties fo:border-bottom="none" fo:background-color="#bfbfb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</style:style>
    <style:style style:name="ce11" style:family="table-cell" style:parent-style-name="Default" style:data-style-name="N122">
      <style:table-cell-properties fo:background-color="#0000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000000" fo:border="0.06pt solid #000000"/>
    </style:style>
    <style:style style:name="ce13" style:family="table-cell" style:parent-style-name="Default" style:data-style-name="N122">
      <style:table-cell-properties fo:border-bottom="none" fo:background-color="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22">
      <style:table-cell-properties fo:border-bottom="0.06pt solid #000000" fo:background-color="#bfbfbf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0.06pt solid #000000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 calcext:value-type="string">
            <text:p>Werte</text:p>
          </table:table-cell>
          <table:table-cell table:style-name="ce10"/>
          <table:table-cell table:style-name="ce14" office:value-type="string" calcext:value-type="string">
            <text:p>Monito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90.61" calcext:value-type="currency">
            <text:p>90.6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rabatt: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12"/>
          <table:table-cell table:style-name="ce16" table:formula="of:=([.$B$4] * [.D3])" office:value-type="currency" office:currency="EUR" office:value="18.122" calcext:value-type="currency">
            <text:p>18.1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72.488" calcext:value-type="currency">
            <text:p>72.4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[.$B$6]*[.D5]" office:value-type="currency" office:currency="EUR" office:value="1.44976" calcext:value-type="currency">
            <text:p>1.4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71.03824" calcext:value-type="currency">
            <text:p>71.0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 calcext:value-type="currency">
            <text:p>0.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71.03824" calcext:value-type="currency">
            <text:p>71.0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Allg. Handlungskosten: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2"/>
          <table:table-cell table:style-name="ce16" table:formula="of:=[.$B$10]*[.D9]" office:value-type="currency" office:currency="EUR" office:value="17.75956" calcext:value-type="currency">
            <text:p>17.7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88.7978" calcext:value-type="currency">
            <text:p>88.8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Gewinn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[.$B$12]*[.D11]" office:value-type="currency" office:currency="EUR" office:value="13.31967" calcext:value-type="currency">
            <text:p>13.3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02.11747" calcext:value-type="currency">
            <text:p>102.1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([.D13]/100)*([.$B$14]*100)" office:value-type="currency" office:currency="EUR" office:value="2.0423494" calcext:value-type="currency">
            <text:p>2.04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04.1598194" calcext:value-type="currency">
            <text:p>104.1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rabatt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([.D15]/100)*([.$B$16]*100)" office:value-type="currency" office:currency="EUR" office:value="15.62397291" calcext:value-type="currency">
            <text:p>15.62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 calcext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19.78379231" calcext:value-type="currency">
            <text:p>119.78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1:39:17.415011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Becker, David</meta:initial-creator>
    <meta:creation-date>2018-03-02T09:53:01Z</meta:creation-date>
    <dc:date>2018-03-09T11:41:53.931565861</dc:date>
    <meta:editing-duration>PT59S</meta:editing-duration>
    <meta:editing-cycles>2</meta:editing-cycles>
    <meta:document-statistic meta:table-count="1" meta:cell-count="38" meta:object-count="0"/>
  </office:meta>
</office:document-meta>
</file>